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800000"/>
    </style:style>
    <style:style style:name="P2" style:family="paragraph">
      <loext:graphic-properties draw:fill-color="#ffffff"/>
    </style:style>
    <style:style style:name="P3" style:family="paragraph">
      <style:text-properties fo:color="#333333" fo:font-size="40pt" style:font-size-asian="40pt" style:font-size-complex="40pt"/>
    </style:style>
    <style:style style:name="P4" style:family="paragraph">
      <style:text-properties style:font-name="Arial" fo:font-style="italic" style:font-style-asian="italic" style:font-style-complex="italic"/>
    </style:style>
    <style:style style:name="P5" style:family="paragraph">
      <loext:graphic-properties draw:fill="none" draw:fill-color="#ffffff"/>
      <style:text-properties style:font-name="Arial" fo:font-style="italic" style:font-style-asian="italic" style:font-style-complex="italic"/>
    </style:style>
    <style:style style:name="T1" style:family="text">
      <style:text-properties fo:color="#800000"/>
    </style:style>
    <style:style style:name="T2" style:family="text">
      <style:text-properties fo:color="#333333" fo:font-size="40pt" style:font-size-asian="40pt" style:font-size-complex="40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text-position="super 58%" style:font-name="Arial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5.4cm" presentation:class="title" presentation:user-transformed="true">
          <draw:text-box>
            <text:p text:style-name="P1"><text:span text:style-name="T1">&lt;Your resource title&gt;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http://your.resource.URL</text:p>
          </draw:text-box>
        </draw:frame>
        <draw:frame presentation:style-name="pr1" draw:text-style-name="P3" draw:layer="layout" svg:width="25.399cm" svg:height="3.506cm" svg:x="1.201cm" svg:y="0.694cm" presentation:class="title" presentation:user-transformed="true">
          <draw:text-box>
            <text:p text:style-name="P3"><text:span text:style-name="T2">Experimental datasets</text:span></text:p>
          </draw:text-box>
        </draw:frame>
        <draw:frame presentation:style-name="pr1" draw:text-style-name="P1" draw:layer="layout" svg:width="25.199cm" svg:height="3.506cm" svg:x="1.401cm" svg:y="5.4cm" presentation:class="title" presentation:user-transformed="true">
          <draw:text-box>
            <text:p text:style-name="P1"><text:span text:style-name="T1">&lt;Your resource title&gt;</text:span></text:p>
          </draw:text-box>
        </draw:frame>
        <draw:frame presentation:style-name="pr1" draw:text-style-name="P1" draw:layer="layout" svg:width="25.199cm" svg:height="3.506cm" svg:x="1.401cm" svg:y="5.4cm" presentation:class="title" presentation:user-transformed="true">
          <draw:text-box>
            <text:p text:style-name="P1"><text:span text:style-name="T1">&lt;Your resource tit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5" draw:layer="layout" svg:width="10.747cm" svg:height="3.473cm" svg:x="2.053cm" svg:y="1.927cm">
          <draw:text-box>
            <text:p text:style-name="P4"><text:span text:style-name="T3">One slide giving an overview of the resource, example datasets, 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5" draw:layer="layout" svg:width="10.747cm" svg:height="3.473cm" svg:x="2.053cm" svg:y="1.927cm">
          <draw:text-box>
            <text:p text:style-name="P4"><text:span text:style-name="T3">One slide discussing current work/future pla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5" draw:layer="layout" svg:width="10.747cm" svg:height="5.252cm" svg:x="2.053cm" svg:y="1.927cm">
          <draw:text-box>
            <text:p text:style-name="P4"><text:span text:style-name="T3">Optional 3</text:span><text:span text:style-name="T4">rd</text:span><text:span text:style-name="T3"> slide…</text:span></text:p>
            <text:p text:style-name="P4"><text:span text:style-name="T3"/></text:p>
            <text:p text:style-name="P4"><text:span text:style-name="T3">Generally, please use graphics as opposed to text where possible; don’t use animation (use multiple slides if required); try to keep to font Ar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5:58:21.151758775</meta:creation-date>
    <dc:date>2017-05-31T16:09:58.228338584</dc:date>
    <meta:editing-duration>PT11M34S</meta:editing-duration>
    <meta:editing-cycles>5</meta:editing-cycles>
    <meta:generator>LibreOffice/5.1.6.2$Linux_X86_64 LibreOffice_project/10m0$Build-2</meta:generator>
    <meta:document-statistic meta:object-count="37"/>
  </office:meta>
</office:document-meta>
</file>